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list-style-name="WWNum1" style:master-page-name="First_20_Page">
      <style:paragraph-properties style:page-number="auto"/>
      <style:text-properties officeooo:rsid="0019722e" officeooo:paragraph-rsid="0019722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81186688" text:style-name="WWNum1">
        <text:list-header>
          <text:h text:style-name="P3" text:outline-level="1">Remota conexión chrome</text:h>
        </text:list-header>
      </text:list>
      <text:list xml:id="list4015859416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5-6-2018</text:p>
      <text:p text:style-name="Standard"/>
      <text:p text:style-name="P1">Link de Interes:<text:tab/></text:p>
      <text:p text:style-name="P1">https://www.redeszone.net/2018/08/27/chrome-remote-desktop-guia-completa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1</meta:editing-cycles>
    <meta:creation-date>2018-03-07T12:45:00</meta:creation-date>
    <dc:date>2018-08-27T16:54:07.654000000</dc:date>
    <meta:editing-duration>PT40M12S</meta:editing-duration>
    <meta:generator>LibreOffice/6.0.4.2$Windows_X86_64 LibreOffice_project/9b0d9b32d5dcda91d2f1a96dc04c645c450872bf</meta:generator>
    <meta:document-statistic meta:table-count="0" meta:image-count="0" meta:object-count="0" meta:page-count="3" meta:paragraph-count="9" meta:word-count="22" meta:character-count="242" meta:non-whitespace-character-count="2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